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004cm" fo:line-height="150%" fo:text-align="justify" style:justify-single-word="false" fo:text-indent="0cm" style:auto-text-indent="false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2pt" fo:font-weight="bold" style:font-size-asian="12pt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P7" style:family="paragraph" style:parent-style-name="Heading_20_1">
      <style:paragraph-properties fo:margin-left="5.502cm" fo:margin-right="4.997cm" fo:text-align="center" style:justify-single-word="false" fo:text-indent="0cm" style:auto-text-indent="false" fo:background-color="#99ccff" fo:padding-left="0.141cm" fo:padding-right="0.141cm" fo:padding-top="0.035cm" fo:padding-bottom="0.035cm" fo:border="0.018cm solid #000000">
        <style:tab-stops>
          <style:tab-stop style:position="4.5cm"/>
        </style:tab-stops>
        <style:background-image/>
      </style:paragraph-properties>
      <style:text-properties style:font-name="Arial" fo:font-size="12pt" style:text-underline-style="none" style:font-size-asian="12pt" style:font-size-complex="12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style:font-name="Times New Roman" style:font-size-complex="12pt"/>
    </style:style>
    <style:style style:name="T3" style:family="text">
      <style:text-properties fo:font-size="11pt" style:font-name-asian="Courier New" style:font-size-asian="11pt" style:font-name-complex="Courier New" style:font-size-complex="11pt"/>
    </style:style>
    <style:style style:name="T4" style:family="text">
      <style:text-properties fo:font-size="7pt" style:font-size-asian="7pt"/>
    </style:style>
    <style:style style:name="T5" style:family="text">
      <style:text-properties fo:font-size="7pt" fo:font-weight="normal" style:font-size-asian="7pt" style:font-weight-asian="normal" style:font-weight-complex="normal"/>
    </style:style>
    <style:style style:name="T6" style:family="text">
      <style:text-properties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<text:span text:style-name="T1">enTetesDecisionRFM</text:span>#%</text:p>
      <text:p text:style-name="P1"/>
      <text:p text:style-name="P1"/>
      <text:h text:style-name="P7" text:outline-level="1">%=TITRE=%</text:h>
      <text:p text:style-name="P2"><text:span text:style-name="T6">%=OBJE</text:span>T=%</text:p>
      <text:p text:style-name="P3"/>
      <text:p text:style-name="P3">%=DESTINATAIRE=%</text:p>
      <text:p text:style-name="P4"/>
      <text:p text:style-name="P3">%=PARAGRAPHE_DATE=%</text:p>
      <text:p text:style-name="P4"/>
      <text:p text:style-name="P3">%=PARAGRAPHE_MOTIF=%</text:p>
      <text:p text:style-name="P4"/>
      <text:p text:style-name="P3">%=PARAGRAPHE_REGIME=%</text:p>
      <text:p text:style-name="P4"/>
      <text:p text:style-name="P3">%=PARAGRAPHE_DECISION=%</text:p>
      <text:p text:style-name="P4"/>
      <text:p text:style-name="P3">%=PARAGRAPHE_SALUTATION=%</text:p>
      <text:p text:style-name="P5"><text:tab/><text:tab/><text:tab/><text:tab/><text:tab/>%#<text:span text:style-name="T3">include <text:s/>signatureRFM</text:span>#%</text:p>
      <text:p text:style-name="P6"><text:span text:style-name="T4">%=OPPOSITION=% </text:span><text:span text:style-name="T5">%=DETAILS=%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" fo:font-size="24pt" fo:font-weight="bold" style:font-name-asian="Arial Unicode MS" style:font-size-asian="24pt" style:font-weight-asian="bold" style:font-name-complex="Tahoma" style:font-size-complex="24pt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08-13T18:23:36</dc:date>
    <meta:editing-cycles>15</meta:editing-cycles>
    <meta:editing-duration>PT28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9" meta:character-count="228"/>
  </office:meta>
</office:document-meta>
</file>